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4.0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21cm" fo:min-width="4.97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4.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4cm" fo:min-width="4.97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56cm" fo:min-width="5.00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0.49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7cm" svg:height="1.3cm" svg:x="7.6cm" svg:y="2.7cm">
          <text:p text:style-name="P1">Inic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7cm" svg:height="1.7cm" svg:x="5cm" svg:y="5cm">
          <text:p text:style-name="P1">Credencial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10.9cm" svg:height="5.8cm" svg:x="3.5cm" svg:y="7.9cm">
          <text:p text:style-name="P1">¿Existe una demanda previ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xml:id="id5" draw:id="id5" draw:layer="layout" svg:width="8.7cm" svg:height="3cm" svg:x="4cm" svg:y="17cm">
          <text:p text:style-name="P1">Datos de deman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6" draw:id="id6" draw:layer="layout" svg:width="5.7cm" svg:height="2cm" svg:x="4.5cm" svg:y="21cm">
          <text:p text:style-name="P1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7" draw:id="id7" draw:layer="layout" svg:width="1.4cm" svg:height="1.5cm" svg:x="15.5cm" svg:y="10cm">
          <text:p text:style-name="P1">S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1.4cm" svg:height="1.5cm" svg:x="8cm" svg:y="14.6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9.95cm" svg:y1="4cm" svg:x2="9.35cm" svg:y2="5cm" draw:start-shape="id1" draw:start-glue-point="2" draw:end-shape="id2" draw:end-glue-point="5" svg:d="M9950 4000v501h-600v499" svg:viewBox="0 0 601 1001">
          <text:p/>
        </draw:connector>
        <draw:connector draw:style-name="gr7" draw:text-style-name="P1" draw:layer="layout" svg:x1="9.35cm" svg:y1="6.7cm" svg:x2="8.95cm" svg:y2="7.9cm" draw:start-shape="id2" draw:start-glue-point="8" draw:end-shape="id3" svg:d="M9350 6700v601h-400v599" svg:viewBox="0 0 401 1201">
          <text:p/>
        </draw:connector>
        <draw:connector draw:style-name="gr7" draw:text-style-name="P1" draw:layer="layout" svg:x1="8.95cm" svg:y1="13.7cm" svg:x2="8.7cm" svg:y2="14.6cm" draw:start-shape="id3" draw:start-glue-point="6" draw:end-shape="id4" draw:end-glue-point="4" svg:d="M8950 13700v451h-250v449" svg:viewBox="0 0 251 901">
          <text:p/>
        </draw:connector>
        <draw:connector draw:style-name="gr7" draw:text-style-name="P1" draw:layer="layout" svg:x1="8.7cm" svg:y1="16.1cm" svg:x2="8.35cm" svg:y2="17cm" draw:start-shape="id4" draw:start-glue-point="8" draw:end-shape="id5" draw:end-glue-point="5" svg:d="M8700 16100v451h-350v449" svg:viewBox="0 0 351 901">
          <text:p/>
        </draw:connector>
        <draw:connector draw:style-name="gr7" draw:text-style-name="P1" draw:layer="layout" svg:x1="7.262cm" svg:y1="20cm" svg:x2="7.35cm" svg:y2="21cm" draw:start-shape="id5" draw:start-glue-point="7" draw:end-shape="id6" draw:end-glue-point="0" svg:d="M7262 20000v501h88v499" svg:viewBox="0 0 89 1001">
          <text:p/>
        </draw:connector>
        <draw:connector draw:style-name="gr7" draw:text-style-name="P1" draw:layer="layout" svg:x1="14.4cm" svg:y1="10.8cm" svg:x2="15.5cm" svg:y2="10.75cm" draw:start-shape="id3" draw:start-glue-point="7" draw:end-shape="id7" draw:end-glue-point="6" svg:d="M14400 10800h551v-50h549" svg:viewBox="0 0 1101 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4:41:17.946361960</meta:creation-date>
    <dc:date>2022-02-25T14:48:19.235441816</dc:date>
    <meta:editing-duration>PT7M1S</meta:editing-duration>
    <meta:editing-cycles>1</meta:editing-cycles>
    <meta:document-statistic meta:object-count="13"/>
    <meta:generator>LibreOffice/6.4.7.2$Linux_X86_64 LibreOffice_project/40$Build-2</meta:generator>
  </office:meta>
</office:document-meta>
</file>